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rsid="000425db" officeooo:paragraph-rsid="000425db"/>
    </style:style>
    <style:style style:name="P2" style:family="paragraph" style:parent-style-name="Text_20_body">
      <style:text-properties officeooo:rsid="000425db" officeooo:paragraph-rsid="000425db"/>
    </style:style>
    <style:style style:name="P3" style:family="paragraph" style:parent-style-name="Title">
      <style:text-properties officeooo:rsid="000425db" officeooo:paragraph-rsid="000425db"/>
    </style:style>
    <style:style style:name="P4" style:family="paragraph" style:parent-style-name="Text_20_body">
      <style:text-properties officeooo:rsid="000608ad" officeooo:paragraph-rsid="000608ad"/>
    </style:style>
    <style:style style:name="T1" style:family="text">
      <style:text-properties officeooo:rsid="00060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 Assignment <text:span text:style-name="T1">2</text:span></text:p>
      <text:p text:style-name="P2"/>
      <text:p text:style-name="P1">Group : Léo Camberou 18129107, Maxime Moulard 18129026</text:p>
      <text:p text:style-name="P2"/>
      <text:p text:style-name="P4">In order to do this assignment, we have created 3 activities : an activity to select whether you want to create an account or to to connect with your account, the sign in activity and the sign up activity.</text:p>
      <text:p text:style-name="P4">In both signs activities, you have to your informations and click on the button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2T22:35:57.309430596</dc:date>
    <meta:editing-duration>PT21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4" meta:character-count="358" meta:non-whitespace-character-count="298"/>
  </office:meta>
</office:document-meta>
</file>